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5.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bold" fo:font-family="'Times New Roman'" style:font-family-asian="'Times New Roman'" style:font-family-complex="'Times New Roman'"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4.00pt" fo:font-weight="bold" fo:font-family="'Times New Roman'" style:font-family-asian="'Times New Roman'" style:font-family-complex="'Times New Roman'"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4.00pt" fo:font-weight="bold" fo:font-family="'Times New Roman'" style:font-family-asian="'Times New Roman'" style:font-family-complex="'Times New Roman'"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Times New Roman'" style:font-family-asian="'Times New Roman'" style:font-family-complex="'Times New Roman'"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4.00pt" fo:font-weight="bold" fo:font-family="'Times New Roman'" style:font-family-asian="'Times New Roman'" style:font-family-complex="'Times New Roman'"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Times New Roman'" style:font-family-asian="'Times New Roman'" style:font-family-complex="'Times New Roman'"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4.00pt" fo:font-weight="bold" fo:font-family="'Times New Roman'" style:font-family-asian="'Times New Roman'" style:font-family-complex="'Times New Roman'"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Times New Roman'" style:font-family-asian="'Times New Roman'" style:font-family-complex="'Times New Roman'"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4.00pt" fo:font-weight="bold" fo:font-family="'Times New Roman'" style:font-family-asian="'Times New Roman'" style:font-family-complex="'Times New Roman'"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normal" fo:font-family="'Times New Roman'" style:font-family-asian="'Times New Roman'" style:font-family-complex="'Times New Roman'"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4.00pt" fo:font-weight="bold" fo:font-family="'Times New Roman'" style:font-family-asian="'Times New Roman'" style:font-family-complex="'Times New Roman'" fo:background-color="transparent" style:use-window-font-color="true" fo:font-style="italic"/>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Times New Roman'" style:font-family-asian="'Times New Roman'" style:font-family-complex="'Times New Roman'" fo:background-color="transparent" fo:color="#9b00d3" fo:font-style="italic"/>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4.00pt" fo:font-weight="bold" fo:font-family="'Times New Roman'" style:font-family-asian="'Times New Roman'" style:font-family-complex="'Times New Roman'" fo:background-color="transparent" fo:color="#00b050"/>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Times New Roman'" style:font-family-asian="'Times New Roman'" style:font-family-complex="'Times New Roman'" fo:background-color="transparent" fo:color="#00b050"/>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4.00pt" fo:font-weight="bold" fo:font-family="'Times New Roman'" style:font-family-asian="'Times New Roman'" style:font-family-complex="'Times New Roman'" fo:background-color="transparent" fo:color="#00b050"/>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Times New Roman'" style:font-family-asian="'Times New Roman'" style:font-family-complex="'Times New Roman'" fo:background-color="transparent" fo:color="#00b050"/>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Times New Roman'" style:font-family-asian="'Times New Roman'" style:font-family-complex="'Times New Roman'" fo:background-color="transparent" fo:color="#00b050"/>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fo:font-family="'Times New Roman'" style:font-family-asian="'Times New Roman'" style:font-family-complex="'Times New Roman'" fo:background-color="transparent" fo:color="#00b050"/>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4.00pt" fo:font-weight="bold" fo:font-family="'Times New Roman'" style:font-family-asian="'Times New Roman'" style:font-family-complex="'Times New Roman'" fo:background-color="transparent" fo:color="#00b050"/>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normal" fo:font-family="'Times New Roman'" style:font-family-asian="'Times New Roman'" style:font-family-complex="'Times New Roman'" fo:background-color="transparent" fo:color="#00b050"/>
    </style:style>
    <style:style style:name="T62" style:family="text">
      <style:text-properties fo:font-size="12.00pt" fo:font-weight="normal" fo:font-family="'Times New Roman'" style:font-family-asian="'Times New Roman'" style:font-family-complex="'Times New Roman'" fo:background-color="transparent" fo:color="#00b050" fo:font-style="italic"/>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normal" fo:font-family="'Times New Roman'" style:font-family-asian="'Times New Roman'" style:font-family-complex="'Times New Roman'" fo:background-color="transparent" fo:color="#9b00d3" fo:font-style="italic"/>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fo:color="#004dbb"/>
    </style:style>
    <style:style style:name="T67" style:family="text">
      <style:text-properties fo:font-size="14.00pt" fo:font-weight="bold" fo:font-family="'Times New Roman'" style:font-family-asian="'Times New Roman'" style:font-family-complex="'Times New Roman'" fo:background-color="transparent" fo:color="#004dbb"/>
    </style:style>
    <style:style style:name="T68" style:family="text">
      <style:text-properties fo:font-size="12.00pt" fo:font-weight="normal" fo:font-family="'Times New Roman'" style:font-family-asian="'Times New Roman'" style:font-family-complex="'Times New Roman'" fo:background-color="transparent" fo:color="#004dbb"/>
    </style:style>
    <style:style style:name="T69" style:family="text">
      <style:text-properties fo:font-size="14.00pt" fo:font-weight="bold" fo:font-family="'Times New Roman'" style:font-family-asian="'Times New Roman'" style:font-family-complex="'Times New Roman'" fo:background-color="transparent" fo:color="#004dbb"/>
    </style:style>
    <style:style style:name="T7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4dbb"/>
    </style:style>
    <style:style style:name="T71" style:family="text">
      <style:text-properties fo:font-size="12.00pt" fo:font-weight="normal" fo:font-family="'Times New Roman'" style:font-family-asian="'Times New Roman'" style:font-family-complex="'Times New Roman'" fo:background-color="transparent" fo:color="#004dbb"/>
    </style:style>
    <style:style style:name="T72" style:family="text">
      <style:text-properties fo:font-size="14.00pt" fo:font-weight="bold" fo:font-family="'Times New Roman'" style:font-family-asian="'Times New Roman'" style:font-family-complex="'Times New Roman'" fo:background-color="transparent" fo:color="#004dbb"/>
    </style:style>
    <style:style style:name="T73" style:family="text">
      <style:text-properties fo:font-size="12.00pt" fo:font-weight="normal" fo:font-family="'Times New Roman'" style:font-family-asian="'Times New Roman'" style:font-family-complex="'Times New Roman'" fo:background-color="transparent" fo:color="#004dbb"/>
    </style:style>
    <style:style style:name="T74" style:family="text">
      <style:text-properties fo:font-size="14.00pt" fo:font-weight="bold" fo:font-family="'Times New Roman'" style:font-family-asian="'Times New Roman'" style:font-family-complex="'Times New Roman'" fo:background-color="transparent" fo:color="#004dbb"/>
    </style:style>
    <style:style style:name="T75" style:family="text">
      <style:text-properties fo:font-size="12.00pt" fo:font-weight="normal" fo:font-family="'Times New Roman'" style:font-family-asian="'Times New Roman'" style:font-family-complex="'Times New Roman'" fo:background-color="transparent" fo:color="#004dbb"/>
    </style:style>
    <style:style style:name="T76" style:family="text">
      <style:text-properties fo:font-size="14.00pt" fo:font-weight="bold" fo:font-family="'Times New Roman'" style:font-family-asian="'Times New Roman'" style:font-family-complex="'Times New Roman'" fo:background-color="transparent" fo:color="#004dbb"/>
    </style:style>
    <style:style style:name="T77" style:family="text">
      <style:text-properties fo:font-size="12.00pt" fo:font-weight="normal" fo:font-family="'Times New Roman'" style:font-family-asian="'Times New Roman'" style:font-family-complex="'Times New Roman'" fo:background-color="transparent" fo:color="#004dbb"/>
    </style:style>
    <style:style style:name="T78" style:family="text">
      <style:text-properties fo:font-size="14.00pt" fo:font-weight="bold" fo:font-family="'Times New Roman'" style:font-family-asian="'Times New Roman'" style:font-family-complex="'Times New Roman'" fo:background-color="transparent" fo:color="#004dbb"/>
    </style:style>
    <style:style style:name="T79" style:family="text">
      <style:text-properties fo:font-size="12.00pt" fo:font-weight="normal" fo:font-family="'Times New Roman'" style:font-family-asian="'Times New Roman'" style:font-family-complex="'Times New Roman'" fo:background-color="transparent" fo:color="#004dbb"/>
    </style:style>
    <style:style style:name="T80" style:family="text">
      <style:text-properties fo:font-size="14.00pt" fo:font-weight="bold" fo:font-family="'Times New Roman'" style:font-family-asian="'Times New Roman'" style:font-family-complex="'Times New Roman'" fo:background-color="transparent" fo:color="#004dbb"/>
    </style:style>
    <style:style style:name="T81" style:family="text">
      <style:text-properties fo:font-size="12.00pt" fo:font-weight="normal" fo:font-family="'Times New Roman'" style:font-family-asian="'Times New Roman'" style:font-family-complex="'Times New Roman'" fo:background-color="transparent" fo:color="#004dbb"/>
    </style:style>
    <style:style style:name="T82" style:family="text">
      <style:text-properties fo:font-size="14.00pt" fo:font-weight="bold" fo:font-family="'Times New Roman'" style:font-family-asian="'Times New Roman'" style:font-family-complex="'Times New Roman'" fo:background-color="transparent" fo:color="#004dbb"/>
    </style:style>
    <style:style style:name="T83" style:family="text">
      <style:text-properties fo:font-size="12.00pt" fo:font-weight="normal" fo:font-family="'Times New Roman'" style:font-family-asian="'Times New Roman'" style:font-family-complex="'Times New Roman'" fo:background-color="transparent" fo:color="#004dbb"/>
    </style:style>
    <style:style style:name="T84" style:family="text">
      <style:text-properties fo:font-size="14.00pt" fo:font-weight="bold" fo:font-family="'Times New Roman'" style:font-family-asian="'Times New Roman'" style:font-family-complex="'Times New Roman'" fo:background-color="transparent" fo:color="#004dbb"/>
    </style:style>
    <style:style style:name="T85" style:family="text">
      <style:text-properties fo:font-size="12.00pt" fo:font-weight="normal" fo:font-family="'Times New Roman'" style:font-family-asian="'Times New Roman'" style:font-family-complex="'Times New Roman'" fo:background-color="transparent" fo:color="#004dbb"/>
    </style:style>
    <style:style style:name="T86" style:family="text">
      <style:text-properties fo:font-size="14.00pt" fo:font-weight="bold" fo:font-family="'Times New Roman'" style:font-family-asian="'Times New Roman'" style:font-family-complex="'Times New Roman'" fo:background-color="transparent" fo:color="#004dbb"/>
    </style:style>
    <style:style style:name="T87" style:family="text">
      <style:text-properties fo:font-size="12.00pt" fo:font-weight="normal" fo:font-family="'Times New Roman'" style:font-family-asian="'Times New Roman'" style:font-family-complex="'Times New Roman'" fo:background-color="transparent" fo:color="#004dbb"/>
    </style:style>
    <style:style style:name="T88" style:family="text">
      <style:text-properties fo:font-size="14.00pt" fo:font-weight="bold" fo:font-family="'Times New Roman'" style:font-family-asian="'Times New Roman'" style:font-family-complex="'Times New Roman'" fo:background-color="transparent" fo:color="#004dbb"/>
    </style:style>
    <style:style style:name="T89" style:family="text">
      <style:text-properties fo:font-size="12.00pt" fo:font-weight="normal" fo:font-family="'Times New Roman'" style:font-family-asian="'Times New Roman'" style:font-family-complex="'Times New Roman'" fo:background-color="transparent" fo:color="#004dbb"/>
    </style:style>
    <style:style style:name="T9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text:list-style style:name="L3">
      <text:list-level-style-bullet text:level="1" text:bullet-char="•">
        <style:list-level-properties text:space-before="36.00pt" text:min-label-width="18.00pt"/>
        <style:text-properties fo:font-family="Symbol"/>
      </text:list-level-style-bullet>
    </text:list-style>
    <style:style style:name="P3" style:family="paragraph">
      <style:paragraph-properties fo:line-height="100.00%" fo:text-align="left"/>
    </style:style>
    <style:style style:name="P4" style:family="paragraph">
      <style:paragraph-properties fo:line-height="100.00%" fo:text-align="left"/>
    </style:style>
    <style:style style:name="P5" style:family="paragraph">
      <style:paragraph-properties fo:line-height="100.00%" fo:text-align="left"/>
    </style:style>
    <text:list-style style:name="L6">
      <text:list-level-style-bullet text:level="1" text:bullet-char="•">
        <style:list-level-properties text:space-before="18.00pt" text:min-label-width="18.00pt"/>
        <style:text-properties fo:font-family="Symbol"/>
      </text:list-level-style-bullet>
    </text:list-style>
    <style:style style:name="P6" style:family="paragraph">
      <style:paragraph-properties fo:line-height="100.00%" fo:text-align="left"/>
    </style:style>
    <style:style style:name="P7" style:family="paragraph">
      <style:paragraph-properties fo:line-height="100.00%" fo:text-align="left"/>
    </style:style>
    <text:list-style style:name="L8">
      <text:list-level-style-bullet text:level="1" text:bullet-char="•">
        <style:list-level-properties text:space-before="36.00pt" text:min-label-width="18.00pt"/>
        <style:text-properties fo:font-family="Symbol"/>
      </text:list-level-style-bullet>
    </text:list-style>
    <style:style style:name="P8" style:family="paragraph">
      <style:paragraph-properties fo:line-height="100.00%" fo:text-align="left"/>
    </style:style>
    <style:style style:name="P9" style:family="paragraph">
      <style:paragraph-properties fo:line-height="100.00%" fo:text-align="left" fo:margin-left="18.00pt" fo:text-indent="0.00pt"/>
    </style:style>
    <text:list-style style:name="L10">
      <text:list-level-style-bullet text:level="1" text:bullet-char="•">
        <style:list-level-properties text:space-before="18.00pt" text:min-label-width="18.00pt"/>
        <style:text-properties fo:font-family="Symbol"/>
      </text:list-level-style-bullet>
    </text:list-style>
    <style:style style:name="P10" style:family="paragraph">
      <style:paragraph-properties fo:line-height="100.00%" fo:text-align="left"/>
    </style:style>
    <style:style style:name="P11" style:family="paragraph">
      <style:paragraph-properties fo:line-height="100.00%" fo:text-align="left"/>
    </style:style>
    <text:list-style style:name="L12">
      <text:list-level-style-bullet text:level="1" text:bullet-char="•">
        <style:list-level-properties text:space-before="36.00pt" text:min-label-width="18.00pt"/>
        <style:text-properties fo:font-family="Symbol"/>
      </text:list-level-style-bullet>
    </text:list-style>
    <style:style style:name="P12" style:family="paragraph">
      <style:paragraph-properties fo:line-height="100.00%" fo:text-align="left"/>
    </style:style>
    <style:style style:name="P13" style:family="paragraph">
      <style:paragraph-properties fo:line-height="100.00%" fo:text-align="left"/>
    </style:style>
    <style:style style:name="P14" style:family="paragraph">
      <style:paragraph-properties fo:line-height="100.00%" fo:text-align="left"/>
    </style:style>
    <text:list-style style:name="L15">
      <text:list-level-style-bullet text:level="1" text:bullet-char="•">
        <style:list-level-properties text:space-before="18.00pt" text:min-label-width="18.00pt"/>
        <style:text-properties fo:font-family="Symbol"/>
      </text:list-level-style-bullet>
    </text:list-style>
    <style:style style:name="P15" style:family="paragraph">
      <style:paragraph-properties fo:line-height="100.00%" fo:text-align="left"/>
    </style:style>
    <style:style style:name="P16" style:family="paragraph">
      <style:paragraph-properties fo:line-height="100.00%" fo:text-align="left"/>
    </style:style>
    <text:list-style style:name="L17">
      <text:list-level-style-bullet text:level="1" text:bullet-char="•">
        <style:list-level-properties text:space-before="18.00pt" text:min-label-width="18.00pt"/>
        <style:text-properties fo:font-family="Symbol"/>
      </text:list-level-style-bullet>
    </text:list-style>
    <style:style style:name="P17" style:family="paragraph">
      <style:paragraph-properties fo:line-height="100.00%" fo:text-align="left"/>
    </style:style>
    <style:style style:name="P18" style:family="paragraph">
      <style:paragraph-properties fo:line-height="100.00%" fo:text-align="left"/>
    </style:style>
    <text:list-style style:name="L19">
      <text:list-level-style-bullet text:level="1" text:bullet-char="•">
        <style:list-level-properties text:space-before="36.00pt" text:min-label-width="18.00pt"/>
        <style:text-properties fo:font-family="Symbol"/>
      </text:list-level-style-bullet>
    </text:list-style>
    <style:style style:name="P19" style:family="paragraph">
      <style:paragraph-properties fo:line-height="100.00%" fo:text-align="left"/>
    </style:style>
    <style:style style:name="P20" style:family="paragraph">
      <style:paragraph-properties fo:line-height="100.00%" fo:text-align="left" fo:margin-left="18.00pt" fo:text-indent="0.00pt"/>
    </style:style>
    <text:list-style style:name="L21">
      <text:list-level-style-bullet text:level="1" text:bullet-char="•">
        <style:list-level-properties text:space-before="18.00pt" text:min-label-width="18.00pt"/>
        <style:text-properties fo:font-family="Symbol"/>
      </text:list-level-style-bullet>
    </text:list-style>
    <style:style style:name="P21" style:family="paragraph">
      <style:paragraph-properties fo:line-height="100.00%" fo:text-align="left"/>
    </style:style>
    <style:style style:name="P22" style:family="paragraph">
      <style:paragraph-properties fo:line-height="100.00%" fo:text-align="left"/>
    </style:style>
    <text:list-style style:name="L23">
      <text:list-level-style-bullet text:level="1" text:bullet-char="•">
        <style:list-level-properties text:space-before="36.00pt" text:min-label-width="18.00pt"/>
        <style:text-properties fo:font-family="Symbol"/>
      </text:list-level-style-bullet>
    </text:list-style>
    <style:style style:name="P23" style:family="paragraph">
      <style:paragraph-properties fo:line-height="100.00%" fo:text-align="left"/>
    </style:style>
    <style:style style:name="P24" style:family="paragraph">
      <style:paragraph-properties fo:line-height="100.00%" fo:text-align="left"/>
    </style:style>
    <style:style style:name="P25" style:family="paragraph">
      <style:paragraph-properties fo:line-height="100.00%" fo:text-align="left"/>
    </style:style>
    <text:list-style style:name="L26">
      <text:list-level-style-bullet text:level="1" text:bullet-char="•">
        <style:list-level-properties text:space-before="36.00pt" text:min-label-width="18.00pt"/>
        <style:text-properties fo:font-family="Symbol"/>
      </text:list-level-style-bullet>
    </text:list-style>
    <style:style style:name="P26" style:family="paragraph">
      <style:paragraph-properties fo:line-height="100.00%" fo:text-align="left"/>
    </style:style>
    <style:style style:name="P27" style:family="paragraph">
      <style:paragraph-properties fo:line-height="100.00%" fo:text-align="left"/>
    </style:style>
    <style:style style:name="P28" style:family="paragraph">
      <style:paragraph-properties fo:line-height="100.00%" fo:text-align="left"/>
    </style:style>
    <text:list-style style:name="L29">
      <text:list-level-style-bullet text:level="1" text:bullet-char="•">
        <style:list-level-properties text:space-before="36.00pt" text:min-label-width="18.00pt"/>
        <style:text-properties fo:font-family="Symbol"/>
      </text:list-level-style-bullet>
    </text:list-style>
    <style:style style:name="P29" style:family="paragraph">
      <style:paragraph-properties fo:line-height="100.00%" fo:text-align="left"/>
    </style:style>
    <style:style style:name="P30" style:family="paragraph">
      <style:paragraph-properties fo:line-height="100.00%" fo:text-align="left"/>
    </style:style>
    <style:style style:name="P31" style:family="paragraph">
      <style:paragraph-properties fo:line-height="100.00%" fo:text-align="left"/>
    </style:style>
    <text:list-style style:name="L32">
      <text:list-level-style-bullet text:level="1" text:bullet-char="•">
        <style:list-level-properties text:space-before="36.00pt" text:min-label-width="18.00pt"/>
        <style:text-properties fo:font-family="Symbol"/>
      </text:list-level-style-bullet>
    </text:list-style>
    <style:style style:name="P32" style:family="paragraph">
      <style:paragraph-properties fo:line-height="100.00%" fo:text-align="left"/>
    </style:style>
    <style:style style:name="P33" style:family="paragraph">
      <style:paragraph-properties fo:line-height="100.00%" fo:text-align="left" fo:margin-left="36.00pt" fo:text-indent="0.00pt"/>
    </style:style>
    <style:style style:name="P34" style:family="paragraph">
      <style:paragraph-properties fo:line-height="100.00%" fo:text-align="left"/>
    </style:style>
    <style:style style:name="P35" style:family="paragraph">
      <style:paragraph-properties fo:line-height="100.00%" fo:text-align="left" fo:margin-left="36.00pt" fo:text-indent="0.00pt"/>
    </style:style>
    <text:list-style style:name="L36">
      <text:list-level-style-bullet text:level="1" text:bullet-char="•">
        <style:list-level-properties text:space-before="54.00pt" text:min-label-width="18.00pt"/>
        <style:text-properties fo:font-family="Symbol"/>
      </text:list-level-style-bullet>
    </text:list-style>
    <style:style style:name="P36" style:family="paragraph">
      <style:paragraph-properties fo:line-height="100.00%" fo:text-align="left"/>
    </style:style>
    <style:style style:name="P37" style:family="paragraph">
      <style:paragraph-properties fo:line-height="100.00%" fo:text-align="left" fo:margin-left="36.00pt" fo:text-indent="0.00pt"/>
    </style:style>
    <text:list-style style:name="L38">
      <text:list-level-style-bullet text:level="1" text:bullet-char="•">
        <style:list-level-properties text:space-before="54.00pt" text:min-label-width="18.00pt"/>
        <style:text-properties fo:font-family="Symbol"/>
      </text:list-level-style-bullet>
    </text:list-style>
    <style:style style:name="P38" style:family="paragraph">
      <style:paragraph-properties fo:line-height="100.00%" fo:text-align="left"/>
    </style:style>
    <style:style style:name="P39" style:family="paragraph">
      <style:paragraph-properties fo:line-height="100.00%" fo:text-align="left" fo:margin-left="36.00pt" fo:text-indent="0.00pt"/>
    </style:style>
    <style:style style:name="P40" style:family="paragraph">
      <style:paragraph-properties fo:line-height="100.00%" fo:text-align="left"/>
    </style:style>
  </office:automatic-styles>
  <office:body>
    <office:text>
      <text:p text:style-name="P1"><text:span text:style-name="T1">Konzept: BushRaider</text:span></text:p>
      <text:p text:style-name="P1"><text:span text:style-name="T2"/></text:p>
      <text:p text:style-name="P2"><text:span text:style-name="T2"/></text:p>
      <text:p text:style-name="P2"><text:span text:style-name="T3">Setting/Szenario:</text:span></text:p>
      <text:p text:style-name="P2"><text:span text:style-name="T4"/></text:p>
      <text:list text:style-name="L3">
        <text:list-item>
          <text:p text:style-name="P3"><text:span text:style-name="T5">Das Szenario soll ein simples savannenartige Neandertaler/Buschmann Setting halten. Vorteile hier liegen in der relativen stressfreiheit der Geländegrafiken wie z.b. Wüstenboden Texturen in 3 verschiedenen Tönen, Palmen und leichte Gräser, Steine und Geröll. Außerdem werden die 2D Agenten leichter zu entwickeln sein da komplizierte Rüstungen oder Waffen wegfallen. Lediglich diverse Masken und primitive Waffen werden benötigt. Das bringt uns mehr Zeit fürs Coden und trotzdem die Möglichkeit ein vollständiges Projekt auf die Beine zu stellen.</text:span></text:p>
        </text:list-item>
      </text:list>
      <text:p text:style-name="P4"><text:span text:style-name="T6"/></text:p>
      <text:p text:style-name="P5"><text:span text:style-name="T7">Steuerung:</text:span></text:p>
      <text:p text:style-name="P5"><text:span text:style-name="T8"/></text:p>
      <text:list text:style-name="L6">
        <text:list-item>
          <text:p text:style-name="P6"><text:span text:style-name="T9">Mouse Look Directional | WASD / Keyboard Basis</text:span></text:p>
        </text:list-item>
      </text:list>
      <text:p text:style-name="P7"><text:span text:style-name="T10"/></text:p>
      <text:list text:style-name="L8">
        <text:list-item>
          <text:p text:style-name="P8"><text:span text:style-name="T11">Die Torsoachse des Spielers ist immer in Richtung der Position der Maus gerichtet. Bewegungen werden mit WASD ausgeführt. WASD stehen für Nord, Ost, Süd, West Bewegungsrichtungen (Sichtweise Isometrisch aka schräg oben). Beispiel wäre die Blickrichtung des Spielers nach Norden während er mit A &amp; D nach Links und Rechts strafen kann.<text:s/></text:span><text:span text:style-name="T12">Videobeispiel:<text:s/></text:span><text:a xlink:href="http://www.youtube.com/watch?v=RdAghPYmQuA"><text:span text:style-name="T13">http://www.youtube.com/watch?v=RdAghPYmQuA</text:span></text:a><text:span text:style-name="T14"/></text:p>
        </text:list-item>
      </text:list>
      <text:p text:style-name="P9"><text:span text:style-name="T14"/></text:p>
      <text:list text:style-name="L10">
        <text:list-item>
          <text:p text:style-name="P10"><text:span text:style-name="T15">Mouse Attack LMB / Mouse Block RMB</text:span></text:p>
        </text:list-item>
      </text:list>
      <text:p text:style-name="P11"><text:span text:style-name="T16"/></text:p>
      <text:list text:style-name="L12">
        <text:list-item>
          <text:p text:style-name="P12"><text:span text:style-name="T17">Der Spieler kann mit der Spielfigur über die Maustaste LMB angreifen (in Angriffsrichtung siehe Mouse Look Directional). Maustaste RMB dient zum Blocken gegnerischer Angriffe.</text:span></text:p>
        </text:list-item>
      </text:list>
      <text:p text:style-name="P13"><text:span text:style-name="T18"/></text:p>
      <text:p text:style-name="P14"><text:span text:style-name="T19">Gameplay:</text:span></text:p>
      <text:p text:style-name="P14"><text:span text:style-name="T20"/></text:p>
      <text:list text:style-name="L15">
        <text:list-item>
          <text:p text:style-name="P15"><text:span text:style-name="T21">Hack 'n Slay mit winzigen RP Elementen (Items).</text:span></text:p>
        </text:list-item>
      </text:list>
      <text:p text:style-name="P16"><text:span text:style-name="T22"/></text:p>
      <text:list text:style-name="L17">
        <text:list-item>
          <text:p text:style-name="P17"><text:span text:style-name="T23">Grundprinzip Bossfights</text:span></text:p>
        </text:list-item>
      </text:list>
      <text:p text:style-name="P18"><text:span text:style-name="T24"/></text:p>
      <text:list text:style-name="L19">
        <text:list-item>
          <text:p text:style-name="P19"><text:span text:style-name="T25">Die Bossgegner bekommen jeweils unikate aber markante Schwächen und Stärken. Dem Spieler ist es nicht möglich den 3. Boss vor dem 2. Boss zu besiegen, da jeder Boss ein diverses Item zum besiegen des nächsten Boss' droppt. Das Prinzip ist abgeleitet aus den alten Zelda Spielen in dem man ohne das Items des nächsten Bosses erstens den Zugang zum Dungeon ermöglicht und ohne den es manchmal auch nicht Möglich war den Boss zu besiegen. Wie auch in Zelda wird dem Spieler nicht offen gelegt in welcher Reihenfolge die Bosse zu besiegen sind. Er muss somit die Erfahrung mit jedem Boss machen um deren Schwächen und Stärken zu finden. Ein Hinweis auf das gedroppte Item des Bosses soll jeweils ersichtlich sein - damit der Spieler sobald erkennen kann welchen Boss er legen muss um einem anderen die Stirn bieten zu können. Außerdem sind jedem Boss vorerst kleine Zergs zugeteilt welche den Pfad zum Boss herausfordernd machen.</text:span></text:p>
        </text:list-item>
      </text:list>
      <text:p text:style-name="P20"><text:span text:style-name="T26"/></text:p>
      <text:list text:style-name="L21">
        <text:list-item>
          <text:p text:style-name="P21"><text:span text:style-name="T27">Item Suche/Kauf</text:span></text:p>
        </text:list-item>
      </text:list>
      <text:p text:style-name="P22"><text:span text:style-name="T28"/></text:p>
      <text:list text:style-name="L23">
        <text:list-item>
          <text:p text:style-name="P23"><text:span text:style-name="T29">Wie oben beim Bossfight erwähnt muss der Spieler sich diverse Items aneignen um gegen die Bosse bestehen zu können. Abseits davon ist es ihm möglich durch das killen der Zerg Mobs oder das Kaufen in diversen Shops sich mit kleinen Boostern (Health, Attackspeed usw.) auszurüsten. Jedoch sollten wir hier darauf achten diese Dinge rar zu halten um das Spiel nicht zu leicht zu gestalten.</text:span></text:p>
        </text:list-item>
      </text:list>
      <text:p text:style-name="P24"><text:span text:style-name="T30"/></text:p>
      <text:p text:style-name="P25"><text:span text:style-name="T31">GUI:</text:span></text:p>
      <text:p text:style-name="P25"><text:span text:style-name="T32"/></text:p>
      <text:list text:style-name="L26">
        <text:list-item>
          <text:p text:style-name="P26"><text:span text:style-name="T33">Für das GUI habe ich keine Informationen. Das wird sich wenn am Setting/Szenario anlehnen.</text:span></text:p>
        </text:list-item>
      </text:list>
      <text:p text:style-name="P27"><text:span text:style-name="T34"/></text:p>
      <text:p text:style-name="P28"><text:span text:style-name="T35">Story:</text:span></text:p>
      <text:p text:style-name="P28"><text:span text:style-name="T36"/></text:p>
      <text:list text:style-name="L29">
        <text:list-item>
          <text:p text:style-name="P29"><text:span text:style-name="T37">Ich bin sauer und haue jeden jetzt kaputt? Ha, Nein. Die Story könnte was ganz simples sein. Startpunkt des Games ist ein brennendes Dorf, demnach das Dorf des Protagonisten. Der Spielercharakter sehnt sich demnach nach Rache. Also ganz klassisch. Die Gegner sind feindliche Stämme. Jeder Stamm hat als Boss den Mega Häuptling (siehe Bossfights). Über allen steht der Uber-Häuptling welcher als Endboss darsteht.</text:span></text:p>
        </text:list-item>
      </text:list>
      <text:p text:style-name="P30"><text:span text:style-name="T38"/></text:p>
      <text:p text:style-name="P31"><text:span text:style-name="T39">Spielziel:</text:span></text:p>
      <text:p text:style-name="P31"><text:span text:style-name="T40"/></text:p>
      <text:list text:style-name="L32">
        <text:list-item>
          <text:p text:style-name="P32"><text:span text:style-name="T41">Kämpfe dich von Boss zu Boss - das dürfte die erste Hürde sein. Bestehe gegen den großen Endboss. Dieser Endboss soll teilweise alle Stärken der anderen Boss vereinen, was ein Zusammenspiel aller gesammelten Items &amp; Fähigkeiten des Helden beansprucht.</text:span></text:p>
        </text:list-item>
      </text:list>
      <text:p text:style-name="P33"><text:span text:style-name="T42"/></text:p>
      <text:p text:style-name="P33"><text:span text:style-name="T42"/></text:p>
      <text:p text:style-name="P34"><text:span text:style-name="T43">Kritik &amp; Suggestions:</text:span></text:p>
      <text:p text:style-name="P34"><text:span text:style-name="T44"/></text:p>
      <text:p text:style-name="P35"><text:span text:style-name="T45">Haut hier alles rein was ihr denkt! - Charlie</text:span></text:p>
      <text:p text:style-name="P35"><text:span text:style-name="T46"/></text:p>
      <text:p text:style-name="P35"><text:span text:style-name="T47">Feature:</text:span></text:p>
      <text:p text:style-name="P35"><text:span text:style-name="T48"/></text:p>
      <text:p text:style-name="P35"><text:span text:style-name="T49">Da ich mich momentan mit der GameLoop beschäftige fände ich es noch gut wenn man eine Art Slow Motion Mode hätte bzw. evtl ein Rares Item gibt womit man seine Umgebung / Geschosse verlangsamen kann.</text:span></text:p>
      <text:p text:style-name="P35"><text:span text:style-name="T50"/></text:p>
      <text:p text:style-name="P35"><text:span text:style-name="T51">Game Mode Core Engine:</text:span></text:p>
      <text:p text:style-name="P35"><text:span text:style-name="T52"/></text:p>
      <text:p text:style-name="P35"><text:span text:style-name="T53">Ich finde aber es sollte 2 Spiel-Modi geben ein mal Arena. Das heisst einfach ein offenes Feld wo nach und nach Gegner spawnen und das Ziel ist solange wie möglich zu überleben.</text:span></text:p>
      <text:p text:style-name="P35"><text:span text:style-name="T54"/></text:p>
      <text:p text:style-name="P35"><text:span text:style-name="T55">Es hat einen Grund warum ich diesen Arena-Modi anspreche, da ich denke das dieser Perfekt ist um die Core Features(TileMap, Movement, Collision, ScreenManager, SlowMotion, Inventory/PowerUP, InputManager) zu implementieren und zu testen. So können wir uns erstmal nahezu voll auf das Coden Konzentrieren ohne unsere Ressourcen(Zeit) mit Mappen und Pixeln zu verbrauchen. </text:span></text:p>
      <text:p text:style-name="P35"><text:span text:style-name="T56"/></text:p>
      <text:p text:style-name="P35"><text:span text:style-name="T57">Solle dann alles Funktionieren können wir einen weiteren Spiel Modus implementieren. Story wo man eben vordefiniere Level bestehen muss und als großes Ziel den Endboss hat.</text:span></text:p>
      <text:p text:style-name="P35"><text:span text:style-name="T58"/></text:p>
      <text:p text:style-name="P35"><text:span text:style-name="T59">Lob:</text:span></text:p>
      <text:p text:style-name="P35"><text:span text:style-name="T60"/></text:p>
      <text:p text:style-name="P35"><text:span text:style-name="T61">Ausserdem finde ich die Idee erstmal sehr gut ! Gute Arbeit Charlie.</text:span><text:span text:style-name="T62"><text:s/>- Michael</text:span></text:p>
      <text:p text:style-name="P35"><text:span text:style-name="T63"/></text:p>
      <text:p text:style-name="P35"><text:span text:style-name="T64">Ja der Arena Mode ist ein Top Vorschlag zum testen unserer Fight Engine und zum Fokus auf den Code - guter Einwand.</text:span></text:p>
      <text:p text:style-name="P35"><text:span text:style-name="T64">Slow Motion können wir gerne einbringen. Ich kann mir 'nen Boss vorstellen welcher extrem schnell Geschosse abgibt und den man sogut wie unmöglich OHNE ein SloMo Item besiegen könnte. - Charlie</text:span></text:p>
      <text:p text:style-name="P35"><text:span text:style-name="T65"/></text:p>
      <text:p text:style-name="P35"><text:span text:style-name="T66">____________________________________________________________________</text:span></text:p>
      <text:p text:style-name="P35"><text:span text:style-name="T66"/></text:p>
      <text:p text:style-name="P35"><text:span text:style-name="T67">Setting/Szenario:</text:span></text:p>
      <text:p text:style-name="P35"><text:span text:style-name="T68">Grundsätzlich nichts gegen das Setting einzuwenden, es ist etwas ungewöhnlich, aber das kann man ja auch als Vorteil sehen. Desweiteren</text:span></text:p>
      <text:p text:style-name="P35"><text:span text:style-name="T68">könnte man ja auch jedem der feindlichen Stämme ein eigenes Terrain </text:span></text:p>
      <text:p text:style-name="P35"><text:span text:style-name="T68">zuordnen um das ganze etwas abwechselungsreicher zu gestalten, klar es</text:span></text:p>
      <text:p text:style-name="P35"><text:span text:style-name="T68">wäre etwas mehr Aufwand, aber dafür Abwechselungsreicher.</text:span></text:p>
      <text:p text:style-name="P35"><text:span text:style-name="T68">Zum Beispiel: Savanne(auch Heimat des Protagonisten), Schnee (ganz klar Europe =&gt; Neandertaler), Wald/Dschungel.</text:span><text:span text:style-name="T69"/></text:p>
      <text:p text:style-name="P35"><text:span text:style-name="T69"/></text:p>
      <text:p text:style-name="P35"><text:span text:style-name="T69">Steuerung:</text:span></text:p>
      <text:p text:style-name="P35"><text:span text:style-name="T69"/></text:p>
      <text:p text:style-name="P35"><text:span text:style-name="T70">Mouse Look Directional | WASD / Keyboard Basis:</text:span></text:p>
      <text:p text:style-name="P35"><text:span text:style-name="T71">Finde ich etwas wiedersprüchlich, das ist eine übliche 3d Person Shooter</text:span></text:p>
      <text:p text:style-name="P35"><text:span text:style-name="T71">Steuerung. Desweiteren gehe ich davon aus das ein Steinzeitmensch zu mindestens 50% Nahkampfwaffen hat, bei denen wäre die zusätzliche </text:span></text:p>
      <text:p text:style-name="P35"><text:span text:style-name="T71">Richtungsausrichtung störend bzw. nervig. </text:span></text:p>
      <text:p text:style-name="P35"><text:span text:style-name="T71">Bei Fernwaffen natürlich schon sinnvoller.</text:span></text:p>
      <text:p text:style-name="P35"><text:span text:style-name="T71"/></text:p>
      <text:p text:style-name="P35"><text:span text:style-name="T71">Aber wenn man sich die übliche Hack`nd Slay Steurung ansieht, ist die wohl</text:span></text:p>
      <text:p text:style-name="P35"><text:span text:style-name="T71">net grundlos so gewählt. Also wieso net nur die Maustasten für bewegung und</text:span></text:p>
      <text:p text:style-name="P35"><text:span text:style-name="T71">kloppen, siehe D3 etc.</text:span><text:span text:style-name="T72"/></text:p>
      <text:p text:style-name="P35"><text:span text:style-name="T72"/></text:p>
      <text:p text:style-name="P35"><text:span text:style-name="T72">Gameplay:</text:span></text:p>
      <text:p text:style-name="P35"><text:span text:style-name="T73">Das Zelda Bosssetting finde ich gut, weil es eine Art "klassische" DesignPattern der Videospielgeschichte ist und ich sowas schon lang nimmer gesehen habe :)</text:span></text:p>
      <text:p text:style-name="P35"><text:span text:style-name="T73">Allerdings würde ich net zu offensichtlich machen was ich brauche für den nächsten Boss, ich empfand das immer als Interessanten Teil der Story bei Zelda, was dann wohl benötigt wird um den und den Boss zu plätten.</text:span></text:p>
      <text:p text:style-name="P35"><text:span text:style-name="T73"/></text:p>
      <text:p text:style-name="P35"><text:span text:style-name="T73">Allerdings ist wohl mindestens genauso wichtig, was zwischen den Bossen liegt, weil doch gerade dass den Großteil eines Spiels ausmacht.</text:span></text:p>
      <text:p text:style-name="P35"><text:span text:style-name="T73">Wieso net auch hier von Zelda inspierieren lassen.</text:span></text:p>
      <text:p text:style-name="P35"><text:span text:style-name="T73">Bosse und die zugehörigen Stämme haben Gemeinsamkeiten ... z.B ein Stamm </text:span></text:p>
      <text:p text:style-name="P35"><text:span text:style-name="T73">nutzt Speere, ein anderer trägt primitive Rüstungen, einer zähmt wilde Tiere und der modernste hat doch glatt schon den Bogen erfunden etc. ...</text:span></text:p>
      <text:p text:style-name="P35"><text:span text:style-name="T73">Wie sollen diese eigentlichen Level den aussehen ? Wäre es nicht vielleicht sinnvoll sowas wie kleine Rätsel einzubauen, weil einfach nur um sich kloppen doch etwas stupide ist ?</text:span></text:p>
      <text:p text:style-name="P35"><text:span text:style-name="T73">Wie kann man die Level oder Gebiete (vielleicht auch eine große Überischtskarte mit den Gebieten der einzelnen Stämme zu denen man dann reisen kann =&gt; verschiedene Level) unterhaltsam und vorallem unterschiedlich </text:span></text:p>
      <text:p text:style-name="P35"><text:span text:style-name="T73">gestalten, 5 Stämme deren Level sich größtenteils gleich spielen sind doch relativ witzlos.</text:span></text:p>
      <text:p text:style-name="P35"><text:span text:style-name="T73"/></text:p>
      <text:p text:style-name="P35"><text:span text:style-name="T73">Ich denke auch die Waffen sind mit einer der zentralen Spielbetsandteile,</text:span></text:p>
      <text:p text:style-name="P35"><text:span text:style-name="T73">verschiedene Waffen sollten sich verschieden Spielen bzw. für verschiedene Zwecke/Gegner benutzt werden. </text:span></text:p>
      <text:p text:style-name="P35"><text:span text:style-name="T73">Wir bräuchten wohl erstmal eine Sammlung was für Waffen wir wollen und dann vorallem wozu sie gut sind., was sie speziell macht.</text:span></text:p>
      <text:p text:style-name="P35"><text:span text:style-name="T73">wie Wärs mit: </text:span></text:p>
      <text:list text:style-name="L36">
        <text:list-item>
          <text:p text:style-name="P36"><text:span text:style-name="T73">Faustkeil (Anfangswaffe, aber vielleicht als Wekrzeug immer wider wichtig).</text:span></text:p>
        </text:list-item>
        <text:list-item>
          <text:p text:style-name="P36"><text:span text:style-name="T73">Keule (Standard Nahkampfwaffe)</text:span></text:p>
        </text:list-item>
        <text:list-item>
          <text:p text:style-name="P36"><text:span text:style-name="T73">Speer (Nahkampf und mittlere Fernkampfreichweite oder auch 2 Arten Speere)</text:span></text:p>
        </text:list-item>
        <text:list-item>
          <text:p text:style-name="P36"><text:span text:style-name="T73">Axt Steinklinge ( gut gegen gepanzerte </text:span></text:p>
        </text:list-item>
        <text:list-item>
          <text:p text:style-name="P36"><text:span text:style-name="T73">Gegner)</text:span></text:p>
        </text:list-item>
        <text:list-item>
          <text:p text:style-name="P36"><text:span text:style-name="T73">Bogen (absolut HIGHTECH, höchste Reichweite, aber wenig Pfeile)</text:span></text:p>
        </text:list-item>
      </text:list>
      <text:p text:style-name="P37"><text:span text:style-name="T74"/></text:p>
      <text:p text:style-name="P37"><text:span text:style-name="T74"/></text:p>
      <text:p text:style-name="P37"><text:span text:style-name="T74">GUI:</text:span></text:p>
      <text:p text:style-name="P37"><text:span text:style-name="T75">Das GUI würde ich simple halten aber es muss natürlich alle wichtigen Informationen beinhalten:</text:span></text:p>
      <text:list text:style-name="L38">
        <text:list-item>
          <text:p text:style-name="P38"><text:span text:style-name="T75">aktuelles Leben</text:span><text:span text:style-name="T76"/></text:p>
        </text:list-item>
        <text:list-item>
          <text:p text:style-name="P38"><text:span text:style-name="T77">Ausgerüstete Waffe</text:span><text:span text:style-name="T78"/></text:p>
        </text:list-item>
        <text:list-item>
          <text:p text:style-name="P38"><text:span text:style-name="T79">? Rüstung ?</text:span><text:span text:style-name="T80"/></text:p>
        </text:list-item>
        <text:list-item>
          <text:p text:style-name="P38"><text:span text:style-name="T81">? Minimap (könnte ohne unschön werden) ?</text:span><text:span text:style-name="T82"/></text:p>
        </text:list-item>
        <text:list-item>
          <text:p text:style-name="P38"><text:span text:style-name="T83">aktuelles Vermögen</text:span><text:span text:style-name="T84"/></text:p>
        </text:list-item>
        <text:list-item>
          <text:p text:style-name="P38"><text:span text:style-name="T85">Info wo man gerade ist (Also nur grob, wie das Level heißt, vielleicht noch der aktuelle unterpunkt der Zone)<text:s/></text:span><text:span text:style-name="T86"/></text:p>
        </text:list-item>
      </text:list>
      <text:p text:style-name="P39"><text:span text:style-name="T86"/></text:p>
      <text:p text:style-name="P39"><text:span text:style-name="T86"/></text:p>
      <text:p text:style-name="P39"><text:span text:style-name="T86">Story:</text:span></text:p>
      <text:p text:style-name="P39"><text:span text:style-name="T87">Ergänzt sich gut mit dem grundsätzlichen Gameplay, einfach 10000 B.C. Style. Eigener Stamm von anderen ausgelöscht, weil die Böse und unter Kommando von Überstamm. Als einziger überlebender auf Rache aus.</text:span></text:p>
      <text:p text:style-name="P39"><text:span text:style-name="T87">Vielleicht vernichtet man die gegnerischen Stämme auch gar nicht (irgendwie auch utopisch), sondern tötet ihren Anführer woraufhin sie sich einem anschließen und ihr Feature zur Verfügung stellen (Rüstung, Speer..), ein wenig wie bei Mega Man.</text:span><text:span text:style-name="T88"/></text:p>
      <text:p text:style-name="P39"><text:span text:style-name="T88"/></text:p>
      <text:p text:style-name="P39"><text:span text:style-name="T88">Spielziel:</text:span><text:span text:style-name="T89"/></text:p>
      <text:p text:style-name="P39"><text:span text:style-name="T89">Sollte vorallem Spaß sein, ein Spiel aufgrund mangelnder Erfahrung/Resourcen einfach zu halten ist eine Sache, aber mir wäre es wichtig das es trotzdem vom gameplay bzw. der Idee her gut ist udn Spaß macht.</text:span></text:p>
      <text:p text:style-name="P39"><text:span text:style-name="T89">Der 100. D3/Mario/Zelda Clone ist doch irgendwie öde und net erstrebenswert.<text:s/></text:span><text:span text:style-name="T90"/></text:p>
      <text:p text:style-name="P39"><text:span text:style-name="T90"/></text:p>
      <text:p text:style-name="P40"><text:span text:style-name="T9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